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9"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Heading_20_1">
      <style:paragraph-properties fo:line-height="150%" fo:break-before="page"/>
      <style:text-properties fo:font-size="14pt" style:font-size-asian="14pt"/>
    </style:style>
    <style:style style:name="P18" style:family="paragraph" style:parent-style-name="Text_20_body_20_indent">
      <style:paragraph-properties fo:line-height="150%"/>
    </style:style>
    <style:style style:name="P19" style:family="paragraph" style:parent-style-name="Standard">
      <style:paragraph-properties fo:margin-left="0cm" fo:margin-right="0cm" fo:line-height="150%" fo:text-align="justify" style:justify-single-word="false" fo:text-indent="1.249cm" style:auto-text-indent="fals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Heading_20_1">
      <style:paragraph-properties fo:break-before="page"/>
      <style:text-properties fo:font-size="14pt" style:font-size-asian="14pt" style:font-size-complex="14pt"/>
    </style:style>
    <style:style style:name="P22" style:family="paragraph" style:parent-style-name="Standard" style:list-style-name="L3">
      <style:paragraph-properties fo:margin-left="0cm" fo:margin-right="0cm" fo:line-height="150%" fo:text-align="justify" style:justify-single-word="false" fo:text-indent="1.249cm" style:auto-text-indent="false"/>
    </style:style>
    <style:style style:name="P23" style:family="paragraph" style:parent-style-name="Heading_20_1">
      <style:paragraph-properties fo:break-before="page"/>
      <style:text-properties fo:font-size="14pt" style:font-size-asian="14pt" style:font-weight-complex="bold"/>
    </style:style>
    <style:style style:name="P24" style:family="paragraph" style:parent-style-name="Standard" style:list-style-name="L4">
      <style:paragraph-properties fo:margin-left="1.249cm" fo:margin-right="0cm" fo:line-height="150%" fo:text-align="justify" style:justify-single-word="false" fo:text-indent="0cm" style:auto-text-indent="false"/>
    </style:style>
    <style:style style:name="P25"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6" style:family="paragraph" style:parent-style-name="Text_20_body_20_indent" style:list-style-name="L5">
      <style:paragraph-properties fo:margin-left="0.607cm" fo:margin-right="0cm" fo:line-height="150%" fo:text-indent="0.021cm" style:auto-text-indent="false"/>
    </style:style>
    <style:style style:name="P27" style:family="paragraph" style:parent-style-name="Text_20_body_20_indent">
      <style:paragraph-properties fo:margin-left="0cm" fo:margin-right="0cm" fo:line-height="150%" fo:text-indent="0cm" style:auto-text-indent="false"/>
    </style:style>
    <style:style style:name="P28" style:family="paragraph" style:parent-style-name="Standard">
      <style:paragraph-properties fo:line-height="150%" fo:text-align="justify" style:justify-single-word="false"/>
      <style:text-properties fo:language="pt" fo:country="BR"/>
    </style:style>
    <style:style style:name="P29" style:family="paragraph" style:parent-style-name="Standard">
      <style:paragraph-properties fo:line-height="150%" fo:text-align="center" style:justify-single-word="false"/>
      <style:text-properties fo:language="pt" fo:country="BR"/>
    </style:style>
    <style:style style:name="P30" style:family="paragraph" style:parent-style-name="Heading_20_6">
      <style:paragraph-properties fo:line-height="150%" style:snap-to-layout-grid="false"/>
    </style:style>
    <style:style style:name="P31" style:family="paragraph" style:parent-style-name="Contents_20_1">
      <style:paragraph-properties style:snap-to-layout-grid="false"/>
      <style:text-properties fo:language="pt" fo:country="BR"/>
    </style:style>
    <style:style style:name="P32" style:family="paragraph" style:parent-style-name="Standard">
      <style:paragraph-properties fo:line-height="150%" fo:text-align="center" style:justify-single-word="false" style:snap-to-layout-grid="false"/>
      <style:text-properties fo:language="pt" fo:country="BR"/>
    </style:style>
    <style:style style:name="P33" style:family="paragraph" style:parent-style-name="Standard">
      <style:paragraph-properties fo:line-height="150%" fo:text-align="center" style:justify-single-word="false" style:snap-to-layout-grid="false"/>
    </style:style>
    <style:style style:name="P34" style:family="paragraph" style:parent-style-name="Contents_20_1">
      <style:paragraph-properties fo:text-align="center" style:justify-single-word="false" style:snap-to-layout-grid="false"/>
    </style:style>
    <style:style style:name="P35" style:family="paragraph" style:parent-style-name="Standard">
      <style:paragraph-properties fo:line-height="150%" fo:text-align="center" style:justify-single-word="false" style:snap-to-layout-grid="false"/>
      <style:text-properties fo:color="#ffffff" fo:language="pt" fo:country="BR"/>
    </style:style>
    <style:style style:name="P36" style:family="paragraph" style:parent-style-name="Heading_20_1">
      <style:paragraph-properties fo:margin-top="4.022cm" fo:margin-bottom="0cm"/>
      <style:text-properties fo:font-size="14pt" style:font-size-asian="14pt"/>
    </style:style>
    <style:style style:name="P37" style:family="paragraph" style:parent-style-name="Heading_20_1">
      <style:paragraph-properties fo:margin-top="4.022cm" fo:margin-bottom="0cm" fo:break-before="page"/>
      <style:text-properties fo:font-size="14pt" style:font-size-asian="14pt"/>
    </style:style>
    <style:style style:name="P38"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text-transform="uppercase" fo:font-size="14pt" style:font-size-asian="14pt"/>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style:font-name="Times New Roman" fo:font-style="normal" style:font-style-asian="normal"/>
    </style:style>
    <style:style style:name="T5" style:family="text">
      <style:text-properties style:font-name="Times New Roman" fo:font-style="normal" fo:font-weight="normal" style:font-style-asian="normal" style:font-weight-asian="normal"/>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Times New Roman" fo:font-weight="bold" style:font-name-asian="Times New Roman" style:font-weight-asian="bold" style:font-name-complex="Times New Roman" style:font-weight-complex="bold"/>
    </style:style>
    <style:style style:name="T13" style:family="text">
      <style:text-properties style:font-name="Times New Roman" fo:font-weight="normal" style:font-name-asian="Times New Roman" style:font-weight-asian="normal" style:font-name-complex="Times New Roman"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35cm" text:min-label-width="0.63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Desenvolvimento e Implementação de uma Biblioteca e de um Conjunto de Ferramentas que Ofereça suporte à Criação de Novos Emuladores de Forma Modular</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text:span text:style-name="T1">D</text:span><text:span text:style-name="T2">ados</text:span><text:span text:style-name="T1"> </text:span><text:span text:style-name="T2">de </text:span><text:span text:style-name="T1">i</text:span><text:span text:style-name="T2">dentificação</text:span></text:h>
      <text:p text:style-name="P7"/>
      <text:p text:style-name="P7"/>
      <text:h text:style-name="P10" text:outline-level="4">Área de Estudo: Emulação</text:h>
      <text:p text:style-name="P11"/>
      <text:h text:style-name="P12" text:outline-level="4"><text:span text:style-name="T3">Título provisório do trabalho</text:span>: Desenvolvimento e Implementação de uma Biblioteca e de um Conjunto de Ferramentas que Ofereça suporte à Criação de Novos Emuladores de Forma Modular</text:h>
      <text:p text:style-name="P13"/>
      <text:h text:style-name="P14" text:outline-level="2"><text:span text:style-name="T4">Orientador(a)</text:span><text:span text:style-name="T5">: Delfim Luiz Torok</text:span></text:h>
      <text:p text:style-name="P7"/>
      <text:h text:style-name="P14" text:outline-level="2"><text:span text:style-name="T4">Identificação do aluno</text:span><text:span text:style-name="T5">:</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17" text:outline-level="1">Resumo</text:h>
      <text:p text:style-name="P7"/>
      <text:p text:style-name="P7"/>
      <text:p text:style-name="P18">Com o crescimento do mercado de dispositivos portáveis, video-games e ferramentas de virtualização, o uso de emuladores tem crescido e o desenvolvimento contínuo de novos emuladores tem se tornado uma constante no mercado atual. No entanto, não existe um conjunto de ferramentas nem de regras para este desenvolvimento e, assim, a implementação de novos emuladores geralmente é demorada e cara, e os programadores são muitas vezes forçados a reescrever muito código que poderia ser reaproveitado.</text:p>
      <text:p text:style-name="P18"/>
      <text:p text:style-name="P18">Assim, este trabalho objetiva suprir esta necessidade, através do desenvolvimento de uma biblioteca e de ferramentas que auxiliem neste desenvolvimento e facilitem o trabalho do desenvolvedor, tornando sua programação mais simples, rápida e rentável.</text:p>
      <text:h text:style-name="P17" text:outline-level="1">Referencial Conceitual</text:h>
      <text:p text:style-name="P7"/>
      <text:p text:style-name="P7"/>
      <text:p text:style-name="P19">Um <text:span text:style-name="T6">emulador</text:span> é um programa de computador que simula o comportamento de uma arquitetura computacional, de modo que um software escrito para uma plataforma possa ser executado em outra. A Sociedade Britânica de Computação (<text:span text:style-name="T7">British Computer Society)</text:span> dá a seguinte definição: “Emulação é uma forma precisa de simulação que imita exatamente o comportamento ou as circunstâncias que se estão simulando. Um emulador permite que um tipo de computador opere como se fosse um tipo diferente de computador” (BURDETT, 1998).</text:p>
      <text:p text:style-name="P19"/>
      <text:p text:style-name="P19">Neste respeito, um emulador assemelha-se a uma máquina virtual como a Máquina Virtual Java. Neste caso, o código escrito em java é compilado para um <text:span text:style-name="T7">bytecode</text:span><text:span text:style-name="T7"><text:note text:id="ftn1" text:note-class="footnote"><text:note-citation>1</text:note-citation><text:note-body><text:p text:style-name="Footnote">Conjunto de bytes <text:s/>interpretáveis por uma máquina virtual. Do inglês byte + código (<text:span text:style-name="T8">code).</text:span></text:p></text:note-body></text:note></text:span> independente de sistema operacional, que não será executado diretamente pelo processador, mas através de um interpretador. Um emulador funciona de forma similar, com a diferença de que ele não busca interpretar um código <text:span text:style-name="T7">bytecode</text:span> de uma linguagem criada especificamente para um interpretador, e sim um código executável escrito para uma plataforma existente, diferente daquela na qual se está usando o emulador (LINDHOLM, 1999).</text:p>
      <text:p text:style-name="P19"/>
      <text:p text:style-name="P19">Um exemplo de emulador é o Basilisk II. O Basilisk II é um software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tendo sido substituído pelo YellowTAB. Os programas escritos para o BeOS rodam no YellowTAB de forma nativa, sem qualquer alteraçã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executando o sistema operacional MacOS 8, que era um dos sistemas operacionais usados pelo Macintosh da série 68k (BAUER, 2006). Mas para isto, o usuário deve possuir o MacOS 8 – o emulador emula apenas o hardware, não o software.</text:p>
      <text:p text:style-name="P19"/>
      <text:p text:style-name="P19">Os emuladores são usados para diferentes fins:</text:p>
      <text:p text:style-name="P19"/>
      <text:list text:style-name="L2">
        <text:list-item>
          <text:p text:style-name="P20">Um das principais usos é facilitar o desenvolvimento de programas para plataformas que não possuem um compilador, ou nas o desenvolvimento seria pouco produtiv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executar aplicações de uma plataforma em outra. Assim, um usuário pode utilizar um software escrito para Windows em seu computador Macintosh. Um exemplo deste tipo de emulador é o QEMU, “um emulador de processador genérico e de fonte aberto que atinge uma boa velocidade de emulação usando tradução dinâmica” (BALLARD, 2006);</text:p>
        </text:list-item>
        <text:list-item>
          <text:p text:style-name="P20">Um terceiro uso é a emulação da própria plataforma onde o emulador está sendo executado. Para este tipo de emulação geralmente usa-se uma técnica chamada <text:span text:style-name="T6">virtualização</text:span>,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 deste tipo de software é o VMWare, que é um programa especializado na virtualização de computadores PC<text:note text:id="ftn4" text:note-class="footnote"><text:note-citation>4</text:note-citation><text:note-body><text:p text:style-name="Footnote">Computador pessoal padrão IBM, que usa um processador Intel da linha x86. Do inglês <text:span text:style-name="T7">Personal Computer</text:span><text:span text:style-name="T8">.</text:span></text:p></text:note-body></text:note>.</text:p>
          <text:p text:style-name="P20"/>
        </text:list-item>
      </text:list>
      <text:p text:style-name="P19"/>
      <text:h text:style-name="P21" text:outline-level="1">Motivação</text:h>
      <text:p text:style-name="P19"/>
      <text:p text:style-name="P19"/>
      <text:p text:style-name="P19">O desenvolvimento de um novo emulador é realizado de forma modular. O programador que está desenvolvendo um emulador precisa ter um grande conhecimento, tanto da plataforma de origem (a que será emulada), como da plataforma de destino (onde o emulador será executado). É necessário desenvolver a emulação de cada um dos componentes da plataforma de origem. Isto significa que o programador deve desenvolver um módulo que emule uma CPU<text:note text:id="ftn5" text:note-class="footnote"><text:note-citation>5</text:note-citation><text:note-body><text:p text:style-name="Footnote">Microprocessador, ou Unidade de Processamento Central. Do inglês <text:span text:style-name="T7">Central Processing Unit</text:span><text:span text:style-name="T8">.</text:span></text:p></text:note-body></text:note>, um módulo que emule a placa de vídeo, um módulo que emule a memória, e assim por diante. Depois, estes módulos são unificados, resultando assim na emulação da plataforma completa.</text:p>
      <text:p text:style-name="P19"/>
      <text:p text:style-name="P19">É importante notar que o programador não precisa necessariamente ter conhecimento interno dos componentes do hardware que será emulado. A preocupação não é com o funcionamento interno do componente, mas sim com seu comportamento. Se um programador desenvolver, por exemplo, a emulação da operação ADD<text:note text:id="ftn6" text:note-class="footnote"><text:note-citation>6</text:note-citation><text:note-body><text:p text:style-name="Footnote">Instrução <text:span text:style-name="T7">assembly</text:span> geralmente usada para somar dois números. Do inglês add (soma).</text:p></text:note-body></text:note> de um certo microprocessador, ele não precisa conhecer a forma como isto é feito internamente pelo processador, mas sim saber que quando a instrução equivalente à soma (ADD) acrescido de dois números for executada pela CPU, o resultado será armazenar a soma destes dois número em um determinado registrador, consumindo um determinado número de ciclos de <text:span text:style-name="T7">clock</text:span><text:span text:style-name="T8"><text:note text:id="ftn7" text:note-class="footnote"><text:note-citation>7</text:note-citation><text:note-body><text:p text:style-name="Footnote">Sinal eletrônico digital usado para sincronizar as ações de dois ou mais circuitos.</text:p></text:note-body></text:note></text:span><text:span text:style-name="T8">, de acordo com a especificação daquela CPU.</text:span> (BARRIO, 2001).</text:p>
      <text:p text:style-name="P19"/>
      <text:p text:style-name="P19">O desenvolvimento de um emulador pode ser uma tarefa desafiadora, e em geral os desenvolvedores são obrigados a encarar uma série de dificuldades, tais como:</text:p>
      <text:p text:style-name="P19"/>
      <text:list text:style-name="L3">
        <text:list-item>
          <text:p text:style-name="P22">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 (misturando código da CPU com código da placa de vídeo, por exemplo);</text:p>
        </text:list-item>
        <text:list-item>
          <text:p text:style-name="P22">O programador precisa não apenas conhecer a plataforma de origem (que será emulada) mas também a de destino (onde o emulador será executado), tendo assim que realizar o dobro de pesquisa;</text:p>
        </text:list-item>
        <text:list-item>
          <text:p text:style-name="P22">Como muitas das atividades que o emulador executa na plataforma de destino não são padronizadas, geralmente o emulador não é portável, a não ser que o programador mantenha a portabilidade em mente desde o início;</text:p>
        </text:list-item>
        <text:list-item>
          <text:p text:style-name="P22">Existem certas operações que são padrão para todos os emuladores. Por exemplo, todos os computadores acessam algum tipo de memória RAM<text:note text:id="ftn8" text:note-class="footnote"><text:note-citation>8</text:note-citation><text:note-body><text:p text:style-name="Footnote">Memória de Acesso Aleatório. Do inglês <text:span text:style-name="T7">Random Access Memory</text:span><text:span text:style-name="T8">.</text:span></text:p></text:note-body></text:note>, e praticamente todos tem uma saída para vídeo. Assim, o programador é obrigado a “reinventar a roda” a cada novo emulador;</text:p>
        </text:list-item>
        <text:list-item>
          <text:p text:style-name="P22">Muitas tarefas são necessárias para o programador mas serão desnecessárias para o usuário final. Por exemplo, o programador é obrigado a desenvolver algum tipo de <text:span text:style-name="T7">debugger</text:span><text:span text:style-name="T7"><text:note text:id="ftn9" text:note-class="footnote"><text:note-citation>9</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8">debugger</text:span> pode ser, às vezes, tão ou mais complexo que o desenvolvimento do próprio microprocessador;</text:p>
        </text:list-item>
        <text:list-item>
          <text:p text:style-name="P22">Muitos algoritmos são padrão para a maioria dos emuladores, mas geralmente são reimplementados para cada novo emulador. Exemplo disso é o uso de filtros gráficos, que permitem que o usuário tenha uma visão melhorada da saída de vídeo da plataforma que está sendo emulada (no caso de emuladores de <text:span text:style-name="T9">computadores portáteis</text:span>, por exemplo, o usuário muitas vezes geralmente deseja que a saída de vídeo do emulador seja maior do que a saída de vídeo do próprio <text:span text:style-name="T8">computador portátil</text:span>).</text:p>
        </text:list-item>
      </text:list>
      <text:p text:style-name="P19"/>
      <text:p text:style-name="P19">É a estes problemas que este trabalho se dirige, buscando uma forma de identificar as tarefas que são padrão para todos os emuladores, e desenvolvendo e implementando uma biblioteca<text:note text:id="ftn10" text:note-class="footnote"><text:note-citation>10</text:note-citation><text:note-body><text:p text:style-name="Footnote">Coleção auxiliar de funções que fornecem serviços a um programa independente.</text:p></text:note-body></text:note> e ferramentas que padronizem e facilitem este desenvolvimento.</text:p>
      <text:h text:style-name="P23" text:outline-level="1">Objetivos</text:h>
      <text:p text:style-name="P3"/>
      <text:p text:style-name="P7"/>
      <text:p text:style-name="P7"><text:tab/><text:span text:style-name="T10">Objetivo geral</text:span></text:p>
      <text:p text:style-name="P7"><text:tab/>Este trabalho objetiva projetar, desenvolver e implementar uma biblioteca e um conjunto de ferramentas que ofereça suporte à criação de novos emuladores, permitindo e facilitando a programação de emuladores de forma modular e reaproveitável.</text:p>
      <text:p text:style-name="P7"/>
      <text:p text:style-name="P7"><text:tab/><text:span text:style-name="T10">Objetivos específicos</text:span></text:p>
      <text:list text:style-name="L4">
        <text:list-item>
          <text:p text:style-name="P24">Estudo sobre o modelo de desenvolvimento e implementação tradicional de emuladores, visando compreender sua forma de funcionamento e identificar as atividades padrão.</text:p>
        </text:list-item>
        <text:list-item>
          <text:p text:style-name="P24">Estudo dos problemas e dificuldades encontradas no modelo tradicional de desenvolvimento de emuladores.</text:p>
        </text:list-item>
        <text:list-item>
          <text:p text:style-name="P24">Elaboração, a partir dos estudos anteriores, de uma metodologia de implementação que possa unificar as atividades padrão através do uso de ferramentas auxiliares e bibliotecas.</text:p>
        </text:list-item>
        <text:list-item>
          <text:p text:style-name="P24">Definição das ferramentas a serem implementadas, bem como de uma API<text:note text:id="ftn11" text:note-class="footnote"><text:note-citation>11</text:note-citation><text:note-body><text:p text:style-name="Footnote">Interface de Programação de Aplicativos: conjunto de funções de uma biblioteca sobre o qual o programador pode implementar um aplicativo. Do inglês <text:span text:style-name="T7">Application Programming Interface.</text:span></text:p></text:note-body></text:note> que centralize as operações padrão e ofereça uma <text:span text:style-name="T8">interface gráfica</text:span><text:span text:style-name="T8"><text:note text:id="ftn12" text:note-class="footnote"><text:note-citation>12</text:note-citation><text:note-body><text:p text:style-name="Footnote">Método de interação com o computador através de manipulação direta de imagens gráficas e controles.</text:p></text:note-body></text:note></text:span><text:span text:style-name="T8">.</text:span></text:p>
        </text:list-item>
        <text:list-item>
          <text:p text:style-name="P25">Implementação da biblioteca e das ferramentas.</text:p>
        </text:list-item>
        <text:list-item>
          <text:p text:style-name="P25">Desenvolvimento e implementação de um emulador de arquitetura relativamente simples, de modo a testar a biblioteca e as ferramentas desenvolvidas.</text:p>
        </text:list-item>
        <text:list-item>
          <text:p text:style-name="P25">Apresentação do trabalho à banca avaliadora.</text:p>
        </text:list-item>
      </text:list>
      <text:h text:style-name="P17" text:outline-level="1">Metodologia</text:h>
      <text:p text:style-name="P7"/>
      <text:p text:style-name="P7"/>
      <text:p text:style-name="P18">No sentido de alcançar os objetivos propostos para este trabalho, se fará, além do projeto, o desenvolvimento e a implementação da biblioteca e das ferramentas propostas, bem como de um software que faça uso destas ferramentas, de modo a permitir a avaliação da viabilidade da solução proposta, bem como dos problemas encontrados. Para tal, divide-se o trabalho nas etapas relacionadas:</text:p>
      <text:p text:style-name="P18"/>
      <text:list text:style-name="L5">
        <text:list-item>
          <text:p text:style-name="P26">Pesquisa de embasamento teórico envolvendo o modelo de desenvolvimento e implementação atual de emuladores, visando compreender sua forma de funcionamento e identificar as atividades padrão – isto é, atividade que se repetem no desenvolvimento da maior parte dos emuladores.</text:p>
        </text:list-item>
        <text:list-item>
          <text:p text:style-name="P26">Realização de estudo, buscando alistar as principais dificuldades e problemas existentes no modelo tradicional de desenvolvimento de emuladores. Neste estudo, se buscará também agrupar os componentes por tipo, buscando identificar as atividades padrão de cada tipo, de modo a oferecer ao programador uma biblioteca que permita o desenvolvimento modular.</text:p>
        </text:list-item>
        <text:list-item>
          <text:p text:style-name="P26">Elaboração, a partir dos estudos realizados, de uma metodologia de implementação que permita unificar as atividades padrão através do uso de ferramentas auxiliares e bibliotecas, fazendo com que o código desenvolvido pelo programador seja modular, de modo que ele possa reaproveitar seu código e o de outros.</text:p>
        </text:list-item>
        <text:list-item>
          <text:p text:style-name="P26">Definição das ferramentas a serem implementadas, bem como as suas funções dentro da metodologia desenvolvida, assim como uma API que permita que o programador tenha acesso a operações padrão (como o uso de um debugger) e a uma interface gráfica.</text:p>
        </text:list-item>
        <text:list-item>
          <text:p text:style-name="P26">Implementação da biblioteca e das ferramentas desenvolvidas na fase anterior, de forma portável, através do uso de ferramentas GNU<text:note text:id="ftn13" text:note-class="footnote"><text:note-citation>13</text:note-citation><text:note-body><text:p text:style-name="Footnote">Ferramentas livres para desenvolvimento (bibliotecas, utilidades e compiladores), originalmente desenvolvidas para o sistema operacional GNU Hurd, mas portadas para uma grande variedade de plataformas e sistemas operacionais. O nome GNU origina-se, em inglês, do acrônimo recursivo <text:span text:style-name="T7">GNU's Not Unix</text:span> (GNU Não é Unix).</text:p></text:note-body></text:note>.</text:p>
        </text:list-item>
        <text:list-item>
          <text:p text:style-name="P26">Desenvolvimento e implementação de um emulador da plataforma Atari 2600<text:note text:id="ftn14" text:note-class="footnote"><text:note-citation>14</text:note-citation><text:note-body><text:p text:style-name="Footnote">Plataforma de jogos desenvolvida pela Atari Inc. em 1977, contendo um microprocessador MOS Technology 6507, 128 bytes de memória RAM, e um chip controlador de vídeo e som chamado Television Interface Adapter (TIA).</text:p></text:note-body></text:note>, fazendo uso da biblioteca e das ferramentas desenvolvidas, podendo assim fazer uma análise da viabilidade do software, bem como dos problemas encontrados.</text:p>
        </text:list-item>
        <text:list-item>
          <text:p text:style-name="P26">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7"/>
      <text:p text:style-name="P27"><text:tab/>As tarefas serão realizadas de acordo com um cronograma, de forma que a documentação formal será desenvolvida de forma concomitante com as fases apresentadas.</text:p>
      <text:h text:style-name="P17" text:outline-level="1">Cronograma</text:h>
      <text:p text:style-name="P7"/>
      <text:p text:style-name="P7"/>
      <text:p text:style-name="P28">As fases deste projeto serão divididas nas etapas apresentadas na metodologia. O cronograma que deverá ser adotado é o expresso na Tabela 1.</text:p>
      <text:p text:style-name="P28"/>
      <text:p text:style-name="P29">Tabela 1 – Cronograma de Trabalho</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30" text:outline-level="6"/>
          </table:table-cell>
          <table:table-cell table:style-name="Table1.A1" table:number-columns-spanned="10" office:value-type="string">
            <text:h text:style-name="P30"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30"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30" text:outline-level="6">Etapas</text:h>
          </table:table-cell>
          <table:table-cell table:style-name="Table1.B2" table:number-columns-spanned="10" office:value-type="string">
            <text:h text:style-name="P30"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30"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1"/>
          </table:table-cell>
          <table:table-cell table:style-name="Table1.A3" table:number-columns-spanned="2" office:value-type="string">
            <text:p text:style-name="P32">ago</text:p>
          </table:table-cell>
          <table:covered-table-cell/>
          <table:table-cell table:style-name="Table1.A3" table:number-columns-spanned="2" office:value-type="string">
            <text:p text:style-name="P32">set</text:p>
          </table:table-cell>
          <table:covered-table-cell/>
          <table:table-cell table:style-name="Table1.A3" table:number-columns-spanned="2" office:value-type="string">
            <text:p text:style-name="P32">out</text:p>
          </table:table-cell>
          <table:covered-table-cell/>
          <table:table-cell table:style-name="Table1.A3" table:number-columns-spanned="2" office:value-type="string">
            <text:p text:style-name="P32">nov</text:p>
          </table:table-cell>
          <table:covered-table-cell/>
          <table:table-cell table:style-name="Table1.A3" table:number-columns-spanned="2" office:value-type="string">
            <text:p text:style-name="P33">dez</text:p>
          </table:table-cell>
          <table:covered-table-cell/>
          <table:table-cell table:style-name="Table1.A3" table:number-columns-spanned="2" office:value-type="string">
            <text:p text:style-name="P33">fev</text:p>
          </table:table-cell>
          <table:covered-table-cell/>
          <table:table-cell table:style-name="Table1.A3" table:number-columns-spanned="2" office:value-type="string">
            <text:p text:style-name="P33">mar</text:p>
          </table:table-cell>
          <table:covered-table-cell/>
          <table:table-cell table:style-name="Table1.A3" table:number-columns-spanned="2" office:value-type="string">
            <text:p text:style-name="P33">abr</text:p>
          </table:table-cell>
          <table:covered-table-cell/>
          <table:table-cell table:style-name="Table1.A3" table:number-columns-spanned="2" office:value-type="string">
            <text:p text:style-name="P33">mai</text:p>
          </table:table-cell>
          <table:covered-table-cell/>
          <table:table-cell table:style-name="Table1.T3" table:number-columns-spanned="2" office:value-type="string">
            <text:p text:style-name="P33">jun</text:p>
          </table:table-cell>
          <table:covered-table-cell/>
        </table:table-row>
        <table:table-row>
          <table:table-cell table:style-name="Table1.A3" office:value-type="string">
            <text:p text:style-name="P34">I</text:p>
          </table:table-cell>
          <table:table-cell table:style-name="Table1.B4" office:value-type="string">
            <text:p text:style-name="P35"/>
          </table:table-cell>
          <table:table-cell table:style-name="Table1.C4" office:value-type="string">
            <text:p text:style-name="P35"/>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U9" office:value-type="string">
            <text:p text:style-name="P32"/>
          </table:table-cell>
        </table:table-row>
        <table:table-row>
          <table:table-cell table:style-name="Table1.A3" office:value-type="string">
            <text:p text:style-name="P34">V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9" office:value-type="string">
            <text:p text:style-name="P32"/>
          </table:table-cell>
        </table:table-row>
      </table:table>
      <text:h text:style-name="P36" text:outline-level="1"/>
      <text:h text:style-name="P37" text:outline-level="1">Bibliografia</text:h>
      <text:p text:style-name="P11"/>
      <text:p text:style-name="P7">BURDETT, Arnold; BURHARDT Diana; CUSHION John; CUMMING Aline; HUNTER Alan; HURVID Frank; NG, Thomas; SOUTHALL, John; JACKSON, Brian; JAWORSKI John; ROGERS, Graham. <text:span text:style-name="T10">The British Computer Society – A Glossary of Computing Terms</text:span><text:span text:style-name="T11">, 1998, p. 30-31.</text:span></text:p>
      <text:p text:style-name="P38"/>
      <text:p text:style-name="P7"><text:span text:style-name="T11">LINDHOLM, Tim; YELLIN, Frank. </text:span><text:span text:style-name="T10">The Java</text:span><text:span text:style-name="T12">™ Virtual Machine Specification.</text:span><text:span text:style-name="T13"> 2ª. ed. Boston: </text:span>Addison-Wesley Professional, 1999, 473p.</text:p>
      <text:p text:style-name="P38"/>
      <text:p text:style-name="P38">BAUER, Christian. <text:span text:style-name="T10">The Official Basilisk II Home Page</text:span>. Disponível em &lt;http://basilisk.cebix.net/&gt;. Acesso em: 15 ago. 2006.</text:p>
      <text:p text:style-name="P38"/>
      <text:p text:style-name="P38">BELLARD, Fabrice. <text:span text:style-name="T10">QEMU – Open Source Processor Emulator</text:span>. Disponível em &lt;http://fabrice.bellard.free.fr/qemu/about.html&gt;. Acesso em: 15 ago. 2006.</text:p>
      <text:p text:style-name="P38"/>
      <text:p text:style-name="P38">VMWARE Inc. <text:span text:style-name="T10">Virtualization Overview:</text:span> VMWare Whitepaper. Disponível em &lt;http://www.vmware.com/pdf/virtualization.pdf&gt;. Acesso em: 15 ago. 2006.</text:p>
      <text:p text:style-name="P38"/>
      <text:p text:style-name="P7"><text:span text:style-name="T11">BARRIO, Victor Moya del. </text:span><text:span text:style-name="T10">Study of the Techniques for Emulation Programming</text:span><text:span text:style-name="T11">. Barcelona: </text:span>Facultat d'Informàtica de Barcelona<text:span text:style-name="T11">, 2001. Dissertação de graduação. Disponível em &lt;http://personals.ac.upc.edu/vmoya/docs/emuprog.pdf&gt;. <text:s/>Acesso em: 15 ago. 2006.</text:span></text:p>
      <text:p text:style-name="P38"/>
      <text:p text:style-name="P38">FAYZULLIN, Marat. <text:span text:style-name="T10">How to Write a Computer Emulator.</text:span> Disponível em &lt;http://fms.komkon.org/EMUL8/HOWTO.html&gt;. Acesso em: 15 ago. 2006.</text:p>
      <text:p text:style-name="P38"/>
      <text:p text:style-name="P38">BORIS, Daniel. <text:span text:style-name="T10">“How Do I Write an Emulator</text:span>?” - Part 1. 1999. Disponível em &lt;http://personals.ac.upc.edu/vmoya/docs/HowToDanBoris.txt&gt;. Acesso em: 15 ago. 2006.</text:p>
      <text:p text:style-name="P38"/>
      <text:p text:style-name="P38">BRISLEY, Kevin. <text:span text:style-name="T10">Emulating Games</text:span> – Getting Started. Disponível em &lt;http://personals.ac.upc.edu/vmoya/docs/eggs001a1.txt&gt;. Acesso em: 15 ago. 2006.</text:p>
      <text:p text:style-name="P38"/>
      <text:p text:style-name="P38">ADCOCK, Michael. <text:span text:style-name="T10">The Arcade Emulation HowTo.</text:span> Disponível em &lt;http://personals.ac.upc.edu/vmoya/docs/aehowto.zip&gt;. Acesso em: 15 ago. 2006.</text:p>
      <text:p text:style-name="P38"/>
      <text:p text:style-name="P38">NABEREZNY, Mike. <text:span text:style-name="T10">6502.org – The 6502 Microprocessor Resource.</text:span> Disponível em &lt;http://www.6502.org/&gt;. Acesso em: 15 ago. 2006.</text:p>
      <text:p text:style-name="P38"/>
      <text:p text:style-name="P38">WRIGHT, Steve. <text:span text:style-name="T10">Stella Programmer's Guide.</text:span> 1979. Disponível em &lt;http://www.atarihq.com/danb/files/stella.pdf&gt;. Acesso em: 15 ago. 2006.</text:p>
      <text:p text:style-name="P38"/>
      <text:p text:style-name="P38">WHEELER, David A. <text:span text:style-name="T10">Program Library HOWTO.</text:span> 2000. Disponível em &lt;http://www.dwheeler.com/program-library/Program-Library-HOWTO/index.html&gt;. Acesso em: 16 ago.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rame1" text:anchor-type="paragraph" svg:x="10.426cm" svg:y="-0.005cm" fo:min-width="0.041cm" draw:z-index="12"><draw:text-box fo:min-height="0.37cm"><text:p text:style-name="Header"><text:span text:style-name="Page_20_Number"><text:page-number text:select-page="current">14</text:page-number></text:span></text:p></draw:text-box></draw:frame></text:p>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Anteprojeto</dc:title>
    <meta:initial-creator>Varig</meta:initial-creator>
    <meta:creation-date>2003-08-12T17:33:00</meta:creation-date>
    <dc:creator>André</dc:creator>
    <dc:date>2006-08-16T13:11:56</dc:date>
    <meta:print-date>2001-08-21T04:59:00</meta:print-date>
    <dc:language>pt-BR</dc:language>
    <meta:editing-cycles>99</meta:editing-cycles>
    <meta:editing-duration>PT8H50M5S</meta:editing-duration>
    <meta:user-defined meta:name="Info 1"/>
    <meta:user-defined meta:name="Info 2"/>
    <meta:user-defined meta:name="Info 3"/>
    <meta:user-defined meta:name="Info 4"/>
    <meta:document-statistic meta:table-count="1" meta:image-count="0" meta:object-count="0" meta:page-count="14" meta:paragraph-count="129" meta:word-count="2401" meta:character-count="16901"/>
  </office:meta>
</office:document-meta>
</file>